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BIGEATO</text:p>
      <text:p text:style-name="Normal"><text:a xlink:href="https://www.policia.gov.co/sites/default/files/delitos-impacto/Hurto%20a%20cabezas%20de%20ganado2024_0.xlsx" office:target-frame-name="_top" xlink:show="replace"><text:span text:style-name="Hipervínculo">https://www.policia.gov.co/sites/default/files/delitos-impacto/Hurto%20a%20cabezas%20de%20ganado2024_0.xlsx</text:span></text:a></text:p>
      <text:p text:style-name="Normal"><text:a xlink:href="https://www.policia.gov.co/sites/default/files/delitos-impacto/hurto%20cabezas%20de%20ganado.._0.xlsx" office:target-frame-name="_top" xlink:show="replace"><text:span text:style-name="Hipervínculo">https://www.policia.gov.co/sites/default/files/delitos-impacto/hurto%20cabezas%20de%20ganado.._0.xlsx</text:span></text:a></text:p>
      <text:p text:style-name="Normal"><text:a xlink:href="https://www.policia.gov.co/sites/default/files/delitos-impacto/abigeato.xls_2.xlsx" office:target-frame-name="_top" xlink:show="replace"><text:span text:style-name="Hipervínculo">https://www.policia.gov.co/sites/default/files/delitos-impacto/abigeato.xls_2.xlsx</text:span></text:a></text:p>
      <text:p text:style-name="Normal"><text:a xlink:href="https://www.policia.gov.co/sites/default/files/delitos-impacto/abigeato_6.xls" office:target-frame-name="_top" xlink:show="replace"><text:span text:style-name="Hipervínculo">https://www.policia.gov.co/sites/default/files/delitos-impacto/abigeato_6.xls</text:span></text:a></text:p>
      <text:p text:style-name="Normal"><text:a xlink:href="https://www.policia.gov.co/sites/default/files/delitos-impacto/abigeato_2020.xls" office:target-frame-name="_top" xlink:show="replace"><text:span text:style-name="Hipervínculo">https://www.policia.gov.co/sites/default/files/delitos-impacto/abigeato_2020.xls</text:span></text:a></text:p>
      <text:p text:style-name="Normal"><text:a xlink:href="https://www.policia.gov.co/sites/default/files/delitos-impacto/abigeato_2019_3.xlsx" office:target-frame-name="_top" xlink:show="replace"><text:span text:style-name="Hipervínculo">https://www.policia.gov.co/sites/default/files/delitos-impacto/abigeato_2019_3.xlsx</text:span></text:a></text:p>
      <text:p text:style-name="Normal"><text:a xlink:href="https://www.policia.gov.co/sites/default/files/delitos-impacto/abigeato_2018_2.xlsx" office:target-frame-name="_top" xlink:show="replace"><text:span text:style-name="Hipervínculo">https://www.policia.gov.co/sites/default/files/delitos-impacto/abigeato_2018_2.xlsx</text:span></text:a></text:p>
      <text:p text:style-name="Normal">AMENAZAS</text:p>
      <text:p text:style-name="Normal"><text:a xlink:href="https://www.policia.gov.co/sites/default/files/delitos-impacto/Amenazas2024_0.xlsx" office:target-frame-name="_top" xlink:show="replace"><text:span text:style-name="Hipervínculo">https://www.policia.gov.co/sites/default/files/delitos-impacto/Amenazas2024_0.xlsx</text:span></text:a></text:p>
      <text:p text:style-name="Normal"><text:a xlink:href="https://www.policia.gov.co/sites/default/files/delitos-impacto/amenzas..xlsx" office:target-frame-name="_top" xlink:show="replace"><text:span text:style-name="Hipervínculo">https://www.policia.gov.co/sites/default/files/delitos-impacto/amenzas..xlsx</text:span></text:a></text:p>
      <text:p text:style-name="Normal"><text:a xlink:href="https://www.policia.gov.co/sites/default/files/delitos-impacto/amenazas_13.xls" office:target-frame-name="_top" xlink:show="replace"><text:span text:style-name="Hipervínculo">https://www.policia.gov.co/sites/default/files/delitos-impacto/amenazas_13.xls</text:span></text:a></text:p>
      <text:p text:style-name="Normal"><text:a xlink:href="https://www.policia.gov.co/sites/default/files/delitos-impacto/amenazas_11.xls" office:target-frame-name="_top" xlink:show="replace"><text:span text:style-name="Hipervínculo">https://www.policia.gov.co/sites/default/files/delitos-impacto/amenazas_11.xls</text:span></text:a></text:p>
      <text:p text:style-name="Normal"><text:a xlink:href="https://www.policia.gov.co/sites/default/files/delitos-impacto/amenazas_2020.xlsx" office:target-frame-name="_top" xlink:show="replace"><text:span text:style-name="Hipervínculo">https://www.policia.gov.co/sites/default/files/delitos-impacto/amenazas_2020.xlsx</text:span></text:a></text:p>
      <text:p text:style-name="Normal"><text:a xlink:href="https://www.policia.gov.co/sites/default/files/delitos-impacto/amenazas_2019_1.xlsx" office:target-frame-name="_top" xlink:show="replace"><text:span text:style-name="Hipervínculo">https://www.policia.gov.co/sites/default/files/delitos-impacto/amenazas_2019_1.xlsx</text:span></text:a></text:p>
      <text:p text:style-name="Normal"><text:a xlink:href="https://www.policia.gov.co/sites/default/files/delitos-impacto/amenazas_2018_1.xlsx" office:target-frame-name="_top" xlink:show="replace"><text:span text:style-name="Hipervínculo">https://www.policia.gov.co/sites/default/files/delitos-impacto/amenazas_2018_1.xlsx</text:span></text:a></text:p>
      <text:p text:style-name="Normal">DELITOS SEXUALES</text:p>
      <text:p text:style-name="Normal"><text:a xlink:href="https://www.policia.gov.co/sites/default/files/delitos-impacto/Delitos%20sexuales2024_0.xlsx" office:target-frame-name="_top" xlink:show="replace"><text:span text:style-name="Hipervínculo">https://www.policia.gov.co/sites/default/files/delitos-impacto/Delitos%20sexuales2024_0.xlsx</text:span></text:a></text:p>
      <text:p text:style-name="Normal"><text:a xlink:href="https://www.policia.gov.co/sites/default/files/delitos-impacto/delitos%20sexuales.xlsx" office:target-frame-name="_top" xlink:show="replace"><text:span text:style-name="Hipervínculo">https://www.policia.gov.co/sites/default/files/delitos-impacto/delitos%20sexuales.xlsx</text:span></text:a></text:p>
      <text:p text:style-name="Normal"><text:a xlink:href="https://www.policia.gov.co/sites/default/files/delitos-impacto/delitos_sexuales_11.xls" office:target-frame-name="_top" xlink:show="replace"><text:span text:style-name="Hipervínculo">https://www.policia.gov.co/sites/default/files/delitos-impacto/delitos_sexuales_11.xls</text:span></text:a></text:p>
      <text:p text:style-name="Normal"><text:a xlink:href="https://www.policia.gov.co/sites/default/files/delitos-impacto/delitos_sexuales_9.xls" office:target-frame-name="_top" xlink:show="replace"><text:span text:style-name="Hipervínculo">https://www.policia.gov.co/sites/default/files/delitos-impacto/delitos_sexuales_9.xls</text:span></text:a></text:p>
      <text:p text:style-name="Normal"><text:a xlink:href="https://www.policia.gov.co/sites/default/files/delitos-impacto/delitos_sexuales_2020.xls" office:target-frame-name="_top" xlink:show="replace"><text:span text:style-name="Hipervínculo">https://www.policia.gov.co/sites/default/files/delitos-impacto/delitos_sexuales_2020.xls</text:span></text:a></text:p>
      <text:p text:style-name="Normal"><text:a xlink:href="https://www.policia.gov.co/sites/default/files/delitos-impacto/delitos_sexuales_2019_0.xlsx" office:target-frame-name="_top" xlink:show="replace"><text:span text:style-name="Hipervínculo">https://www.policia.gov.co/sites/default/files/delitos-impacto/delitos_sexuales_2019_0.xlsx</text:span></text:a></text:p>
      <text:p text:style-name="Normal"><text:a xlink:href="https://www.policia.gov.co/sites/default/files/delitos-impacto/delitos_sexuales_2018_0.xlsx" office:target-frame-name="_top" xlink:show="replace"><text:span text:style-name="Hipervínculo">https://www.policia.gov.co/sites/default/files/delitos-impacto/delitos_sexuales_2018_0.xlsx</text:span></text:a></text:p>
      <text:p text:style-name="Normal">EXTORSION</text:p>
      <text:p text:style-name="Normal"><text:a xlink:href="https://www.policia.gov.co/sites/default/files/delitos-impacto/Extorsi%C3%B3n2024_0.xlsx" office:target-frame-name="_top" xlink:show="replace"><text:span text:style-name="Hipervínculo">https://www.policia.gov.co/sites/default/files/delitos-impacto/Extorsi%C3%B3n2024_0.xlsx</text:span></text:a></text:p>
      <text:p text:style-name="Normal"><text:a xlink:href="https://www.policia.gov.co/sites/default/files/delitos-impacto/extorsion_11.xlsx" office:target-frame-name="_top" xlink:show="replace"><text:span text:style-name="Hipervínculo">https://www.policia.gov.co/sites/default/files/delitos-impacto/extorsion_11.xlsx</text:span></text:a></text:p>
      <text:p text:style-name="Normal"><text:a xlink:href="https://www.policia.gov.co/sites/default/files/delitos-impacto/extorsion_11.xls" office:target-frame-name="_top" xlink:show="replace"><text:span text:style-name="Hipervínculo">https://www.policia.gov.co/sites/default/files/delitos-impacto/extorsion_11.xls</text:span></text:a></text:p>
      <text:p text:style-name="Normal"><text:a xlink:href="https://www.policia.gov.co/sites/default/files/delitos-impacto/extorsion_9.xls" office:target-frame-name="_top" xlink:show="replace"><text:span text:style-name="Hipervínculo">https://www.policia.gov.co/sites/default/files/delitos-impacto/extorsion_9.xls</text:span></text:a></text:p>
      <text:p text:style-name="Normal"><text:a xlink:href="https://www.policia.gov.co/sites/default/files/delitos-impacto/extorsion_2020_1.xls" office:target-frame-name="_top" xlink:show="replace"><text:span text:style-name="Hipervínculo">https://www.policia.gov.co/sites/default/files/delitos-impacto/extorsion_2020_1.xls</text:span></text:a></text:p>
      <text:p text:style-name="Normal"><text:a xlink:href="https://www.policia.gov.co/sites/default/files/delitos-impacto/extorsion_2019_2.xlsx" office:target-frame-name="_top" xlink:show="replace"><text:span text:style-name="Hipervínculo">https://www.policia.gov.co/sites/default/files/delitos-impacto/extorsion_2019_2.xlsx</text:span></text:a></text:p>
      <text:p text:style-name="Normal"><text:a xlink:href="https://www.policia.gov.co/sites/default/files/delitos-impacto/extorsion_2018_3.xlsx" office:target-frame-name="_top" xlink:show="replace"><text:span text:style-name="Hipervínculo">https://www.policia.gov.co/sites/default/files/delitos-impacto/extorsion_2018_3.xlsx</text:span></text:a></text:p>
      <text:p text:style-name="Normal">HOMICIDIOS</text:p>
      <text:p text:style-name="Normal"><text:a xlink:href="https://www.policia.gov.co/sites/default/files/delitos-impacto/Homicidio%20Intencional2024_0.xlsx" office:target-frame-name="_top" xlink:show="replace"><text:span text:style-name="Hipervínculo">https://www.policia.gov.co/sites/default/files/delitos-impacto/Homicidio%20Intencional2024_0.xlsx</text:span></text:a></text:p>
      <text:p text:style-name="Normal"><text:a xlink:href="https://www.policia.gov.co/sites/default/files/delitos-impacto/homicidio%20intencional_0.xlsx" office:target-frame-name="_top" xlink:show="replace"><text:span text:style-name="Hipervínculo">https://www.policia.gov.co/sites/default/files/delitos-impacto/homicidio%20intencional_0.xlsx</text:span></text:a></text:p>
      <text:p text:style-name="Normal"><text:a xlink:href="https://www.policia.gov.co/sites/default/files/delitos-impacto/Homicidio%20Intencional%202022.xlsx" office:target-frame-name="_top" xlink:show="replace"><text:span text:style-name="Hipervínculo">https://www.policia.gov.co/sites/default/files/delitos-impacto/Homicidio%20Intencional%202022.xlsx</text:span></text:a></text:p>
      <text:p text:style-name="Normal"><text:a xlink:href="https://www.policia.gov.co/sites/default/files/delitos-impacto/homicidios2022.xls" office:target-frame-name="_top" xlink:show="replace"><text:span text:style-name="Hipervínculo">https://www.policia.gov.co/sites/default/files/delitos-impacto/homicidios2022.xls</text:span></text:a></text:p>
      <text:p text:style-name="Normal"><text:a xlink:href="https://www.policia.gov.co/sites/default/files/delitos-impacto/Homicidio%20Intencional%202021.xlsx" office:target-frame-name="_top" xlink:show="replace"><text:span text:style-name="Hipervínculo">https://www.policia.gov.co/sites/default/files/delitos-impacto/Homicidio%20Intencional%202021.xlsx</text:span></text:a></text:p>
      <text:p text:style-name="Normal"><text:a xlink:href="https://www.policia.gov.co/sites/default/files/delitos-impacto/Homicidio%20Intencional%202020.xlsx" office:target-frame-name="_top" xlink:show="replace"><text:span text:style-name="Hipervínculo">https://www.policia.gov.co/sites/default/files/delitos-impacto/Homicidio%20Intencional%202020.xlsx</text:span></text:a></text:p>
      <text:p text:style-name="Normal"><text:a xlink:href="https://www.policia.gov.co/sites/default/files/delitos-impacto/Homicidio%20Intencional%202019.xlsx" office:target-frame-name="_top" xlink:show="replace"><text:span text:style-name="Hipervínculo">https://www.policia.gov.co/sites/default/files/delitos-impacto/Homicidio%20Intencional%202019.xlsx</text:span></text:a></text:p>
      <text:p text:style-name="Normal"><text:a xlink:href="https://www.policia.gov.co/sites/default/files/delitos-impacto/Homicidio%20Intencional%202018.xlsx" office:target-frame-name="_top" xlink:show="replace"><text:span text:style-name="Hipervínculo">https://www.policia.gov.co/sites/default/files/delitos-impacto/Homicidio%20Intencional%202018.xlsx</text:span></text:a></text:p>
      <text:p text:style-name="Normal">Homicidios en accidentes de tránsito</text:p>
      <text:p text:style-name="Normal"><text:a xlink:href="https://www.policia.gov.co/sites/default/files/delitos-impacto/Homicidios%20en%20accidente%20de%20tr%C3%A1nsito2024_0.xlsx" office:target-frame-name="_top" xlink:show="replace"><text:span text:style-name="Hipervínculo">https://www.policia.gov.co/sites/default/files/delitos-impacto/Homicidios%20en%20accidente%20de%20tr%C3%A1nsito2024_0.xlsx</text:span></text:a></text:p>
      <text:p text:style-name="Normal"><text:a xlink:href="https://www.policia.gov.co/sites/default/files/delitos-impacto/homicidios%20en%20accidente%20de%20transito....xlsx" office:target-frame-name="_top" xlink:show="replace"><text:span text:style-name="Hipervínculo">https://www.policia.gov.co/sites/default/files/delitos-impacto/homicidios%20en%20accidente%20de%20transito....xlsx</text:span></text:a></text:p>
      <text:p text:style-name="Normal"><text:a xlink:href="https://www.policia.gov.co/sites/default/files/delitos-impacto/homicidios_en_accidente_de_transito_11.xls" office:target-frame-name="_top" xlink:show="replace"><text:span text:style-name="Hipervínculo">https://www.policia.gov.co/sites/default/files/delitos-impacto/homicidios_en_accidente_de_transito_11.xls</text:span></text:a></text:p>
      <text:p text:style-name="Normal"><text:a xlink:href="https://www.policia.gov.co/sites/default/files/delitos-impacto/homicidios_en_accidente_de_transito_9.xls" office:target-frame-name="_top" xlink:show="replace"><text:span text:style-name="Hipervínculo">https://www.policia.gov.co/sites/default/files/delitos-impacto/homicidios_en_accidente_de_transito_9.xls</text:span></text:a></text:p>
      <text:p text:style-name="Normal"><text:a xlink:href="https://www.policia.gov.co/sites/default/files/delitos-impacto/homicidios_accidente_de_transito_2020_2.xls" office:target-frame-name="_top" xlink:show="replace"><text:span text:style-name="Hipervínculo">https://www.policia.gov.co/sites/default/files/delitos-impacto/homicidios_accidente_de_transito_2020_2.xls</text:span></text:a></text:p>
      <text:p text:style-name="Normal"><text:a xlink:href="https://www.policia.gov.co/sites/default/files/delitos-impacto/homicidios_en_accidente_de_transito_2019.xlsx" office:target-frame-name="_top" xlink:show="replace"><text:span text:style-name="Hipervínculo">https://www.policia.gov.co/sites/default/files/delitos-impacto/homicidios_en_accidente_de_transito_2019.xlsx</text:span></text:a></text:p>
      <text:p text:style-name="Normal"><text:a xlink:href="https://www.policia.gov.co/sites/default/files/delitos-impacto/homicidios_en_accidente_de_transito_2018_1.xlsx" office:target-frame-name="_top" xlink:show="replace"><text:span text:style-name="Hipervínculo">https://www.policia.gov.co/sites/default/files/delitos-impacto/homicidios_en_accidente_de_transito_2018_1.xlsx</text:span></text:a></text:p>
      <text:p text:style-name="Normal">Hurto a personas</text:p>
      <text:p text:style-name="Normal"><text:a xlink:href="https://www.policia.gov.co/sites/default/files/delitos-impacto/Hurto%20a%20personas2024_0.xlsx" office:target-frame-name="_top" xlink:show="replace"><text:span text:style-name="Hipervínculo">https://www.policia.gov.co/sites/default/files/delitos-impacto/Hurto%20a%20personas2024_0.xlsx</text:span></text:a></text:p>
      <text:p text:style-name="Normal"><text:a xlink:href="https://www.policia.gov.co/sites/default/files/delitos-impacto/hurto%20a%20personas.xlsx" office:target-frame-name="_top" xlink:show="replace"><text:span text:style-name="Hipervínculo">https://www.policia.gov.co/sites/default/files/delitos-impacto/hurto%20a%20personas.xlsx</text:span></text:a></text:p>
      <text:p text:style-name="Normal"><text:a xlink:href="https://www.policia.gov.co/sites/default/files/delitos-impacto/hurto_a_personas_17.xlsx" office:target-frame-name="_top" xlink:show="replace"><text:span text:style-name="Hipervínculo">https://www.policia.gov.co/sites/default/files/delitos-impacto/hurto_a_personas_17.xlsx</text:span></text:a></text:p>
      <text:p text:style-name="Normal"><text:a xlink:href="https://www.policia.gov.co/sites/default/files/delitos-impacto/hurto_a_personas_9.xlsx" office:target-frame-name="_top" xlink:show="replace"><text:span text:style-name="Hipervínculo">https://www.policia.gov.co/sites/default/files/delitos-impacto/hurto_a_personas_9.xlsx</text:span></text:a></text:p>
      <text:p text:style-name="Normal"><text:a xlink:href="https://www.policia.gov.co/sites/default/files/delitos-impacto/hurto_personas_2020_0.xlsx" office:target-frame-name="_top" xlink:show="replace"><text:span text:style-name="Hipervínculo">https://www.policia.gov.co/sites/default/files/delitos-impacto/hurto_personas_2020_0.xlsx</text:span></text:a></text:p>
      <text:p text:style-name="Normal"><text:a xlink:href="https://www.policia.gov.co/sites/default/files/delitos-impacto/hurto_a_personas_2019_0.xlsx" office:target-frame-name="_top" xlink:show="replace"><text:span text:style-name="Hipervínculo">https://www.policia.gov.co/sites/default/files/delitos-impacto/hurto_a_personas_2019_0.xlsx</text:span></text:a></text:p>
      <text:p text:style-name="Normal"><text:a xlink:href="https://www.policia.gov.co/sites/default/files/delitos-impacto/hurto_a_personas_2018_1.xlsx" office:target-frame-name="_top" xlink:show="replace"><text:span text:style-name="Hipervínculo">https://www.policia.gov.co/sites/default/files/delitos-impacto/hurto_a_personas_2018_1.xlsx</text:span></text:a></text:p>
      <text:p text:style-name="Normal">Hurto a residencias</text:p>
      <text:p text:style-name="Normal"><text:a xlink:href="https://www.policia.gov.co/sites/default/files/delitos-impacto/Hurto%20a%20residencias2024_0.xlsx" office:target-frame-name="_top" xlink:show="replace"><text:span text:style-name="Hipervínculo">https://www.policia.gov.co/sites/default/files/delitos-impacto/Hurto%20a%20residencias2024_0.xlsx</text:span></text:a></text:p>
      <text:p text:style-name="Normal"><text:a xlink:href="https://www.policia.gov.co/sites/default/files/delitos-impacto/hurto%20a%20residencias....xlsx" office:target-frame-name="_top" xlink:show="replace"><text:span text:style-name="Hipervínculo">https://www.policia.gov.co/sites/default/files/delitos-impacto/hurto%20a%20residencias....xlsx</text:span></text:a></text:p>
      <text:p text:style-name="Normal"><text:a xlink:href="https://www.policia.gov.co/sites/default/files/delitos-impacto/hurto_a_residencias_4.xls" office:target-frame-name="_top" xlink:show="replace"><text:span text:style-name="Hipervínculo">https://www.policia.gov.co/sites/default/files/delitos-impacto/hurto_a_residencias_4.xls</text:span></text:a></text:p>
      <text:p text:style-name="Normal"><text:a xlink:href="https://www.policia.gov.co/sites/default/files/delitos-impacto/hurto_a_residencias_5.xlsx" office:target-frame-name="_top" xlink:show="replace"><text:span text:style-name="Hipervínculo">https://www.policia.gov.co/sites/default/files/delitos-impacto/hurto_a_residencias_5.xlsx</text:span></text:a></text:p>
      <text:p text:style-name="Normal"><text:a xlink:href="https://www.policia.gov.co/sites/default/files/delitos-impacto/hurto_residencias_2020.xls" office:target-frame-name="_top" xlink:show="replace"><text:span text:style-name="Hipervínculo">https://www.policia.gov.co/sites/default/files/delitos-impacto/hurto_residencias_2020.xls</text:span></text:a></text:p>
      <text:p text:style-name="Normal"><text:a xlink:href="https://www.policia.gov.co/sites/default/files/delitos-impacto/hurto_a_residencias_2019_0.xlsx" office:target-frame-name="_top" xlink:show="replace"><text:span text:style-name="Hipervínculo">https://www.policia.gov.co/sites/default/files/delitos-impacto/hurto_a_residencias_2019_0.xlsx</text:span></text:a></text:p>
      <text:p text:style-name="Normal"><text:a xlink:href="https://www.policia.gov.co/sites/default/files/delitos-impacto/hurto_a_residencias_2018_1.xlsx" office:target-frame-name="_top" xlink:show="replace"><text:span text:style-name="Hipervínculo">https://www.policia.gov.co/sites/default/files/delitos-impacto/hurto_a_residencias_2018_1.xlsx</text:span></text:a></text:p>
      <text:p text:style-name="Normal">Hurto de automotores</text:p>
      <text:p text:style-name="Normal"><text:a xlink:href="https://www.policia.gov.co/sites/default/files/delitos-impacto/Hurto%20automotores2024_0.xlsx" office:target-frame-name="_top" xlink:show="replace"><text:span text:style-name="Hipervínculo">https://www.policia.gov.co/sites/default/files/delitos-impacto/Hurto%20automotores2024_0.xlsx</text:span></text:a></text:p>
      <text:p text:style-name="Normal"><text:a xlink:href="https://www.policia.gov.co/sites/default/files/delitos-impacto/hurto%20automotores....xlsx" office:target-frame-name="_top" xlink:show="replace"><text:span text:style-name="Hipervínculo">https://www.policia.gov.co/sites/default/files/delitos-impacto/hurto%20automotores....xlsx</text:span></text:a></text:p>
      <text:p text:style-name="Normal"><text:a xlink:href="https://www.policia.gov.co/sites/default/files/delitos-impacto/hurto_automotores_4.xls" office:target-frame-name="_top" xlink:show="replace"><text:span text:style-name="Hipervínculo">https://www.policia.gov.co/sites/default/files/delitos-impacto/hurto_automotores_4.xls</text:span></text:a></text:p>
      <text:p text:style-name="Normal"><text:a xlink:href="https://www.policia.gov.co/sites/default/files/delitos-impacto/hurto_automotores_5.xlsx" office:target-frame-name="_top" xlink:show="replace"><text:span text:style-name="Hipervínculo">https://www.policia.gov.co/sites/default/files/delitos-impacto/hurto_automotores_5.xlsx</text:span></text:a></text:p>
      <text:p text:style-name="Normal"><text:a xlink:href="https://www.policia.gov.co/sites/default/files/delitos-impacto/hurto_automotores_2020_1.xls" office:target-frame-name="_top" xlink:show="replace"><text:span text:style-name="Hipervínculo">https://www.policia.gov.co/sites/default/files/delitos-impacto/hurto_automotores_2020_1.xls</text:span></text:a></text:p>
      <text:p text:style-name="Normal"><text:a xlink:href="https://www.policia.gov.co/sites/default/files/delitos-impacto/hurto_automotores_2019_0.xlsx" office:target-frame-name="_top" xlink:show="replace"><text:span text:style-name="Hipervínculo">https://www.policia.gov.co/sites/default/files/delitos-impacto/hurto_automotores_2019_0.xlsx</text:span></text:a></text:p>
      <text:p text:style-name="Normal"><text:a xlink:href="https://www.policia.gov.co/sites/default/files/delitos-impacto/hurto_automotores_2018_1.xlsx" office:target-frame-name="_top" xlink:show="replace"><text:span text:style-name="Hipervínculo">https://www.policia.gov.co/sites/default/files/delitos-impacto/hurto_automotores_2018_1.xlsx</text:span></text:a></text:p>
      <text:p text:style-name="Normal"><text:a xlink:href="https://www.policia.gov.co/sites/default/files/delitos-impacto/hurto_automotores_2018_2.xlsx" office:target-frame-name="_top" xlink:show="replace"><text:span text:style-name="Hipervínculo">https://www.policia.gov.co/sites/default/files/delitos-impacto/hurto_automotores_2018_2.xlsx</text:span></text:a></text:p>
      <text:p text:style-name="Normal">Hurto de motocicletas</text:p>
      <text:p text:style-name="Normal"><text:a xlink:href="https://www.policia.gov.co/sites/default/files/delitos-impacto/Hurto%20a%20motocicletas2024_0.xlsx" office:target-frame-name="_top" xlink:show="replace"><text:span text:style-name="Hipervínculo">https://www.policia.gov.co/sites/default/files/delitos-impacto/Hurto%20a%20motocicletas2024_0.xlsx</text:span></text:a></text:p>
      <text:p text:style-name="Normal"><text:a xlink:href="https://www.policia.gov.co/sites/default/files/delitos-impacto/hurto%20a%20motocicletas....xlsx" office:target-frame-name="_top" xlink:show="replace"><text:span text:style-name="Hipervínculo">https://www.policia.gov.co/sites/default/files/delitos-impacto/hurto%20a%20motocicletas....xlsx</text:span></text:a></text:p>
      <text:p text:style-name="Normal"><text:a xlink:href="https://www.policia.gov.co/sites/default/files/delitos-impacto/hurto_a_motocicletas_7.xls" office:target-frame-name="_top" xlink:show="replace"><text:span text:style-name="Hipervínculo">https://www.policia.gov.co/sites/default/files/delitos-impacto/hurto_a_motocicletas_7.xls</text:span></text:a></text:p>
      <text:p text:style-name="Normal"><text:a xlink:href="https://www.policia.gov.co/sites/default/files/delitos-impacto/hurto_a_motocicletas_5.xls" office:target-frame-name="_top" xlink:show="replace"><text:span text:style-name="Hipervínculo">https://www.policia.gov.co/sites/default/files/delitos-impacto/hurto_a_motocicletas_5.xls</text:span></text:a></text:p>
      <text:p text:style-name="Normal"><text:a xlink:href="https://www.policia.gov.co/sites/default/files/delitos-impacto/hurto_a_motocicletas_2020.xls" office:target-frame-name="_top" xlink:show="replace"><text:span text:style-name="Hipervínculo">https://www.policia.gov.co/sites/default/files/delitos-impacto/hurto_a_motocicletas_2020.xls</text:span></text:a></text:p>
      <text:p text:style-name="Normal"><text:a xlink:href="https://www.policia.gov.co/sites/default/files/delitos-impacto/hurto_motocicletas_2019_0.xlsx" office:target-frame-name="_top" xlink:show="replace"><text:span text:style-name="Hipervínculo">https://www.policia.gov.co/sites/default/files/delitos-impacto/hurto_motocicletas_2019_0.xlsx</text:span></text:a></text:p>
      <text:p text:style-name="Normal"><text:a xlink:href="https://www.policia.gov.co/sites/default/files/delitos-impacto/hurto_motocicletas_2018_0.xlsx" office:target-frame-name="_top" xlink:show="replace"><text:span text:style-name="Hipervínculo">https://www.policia.gov.co/sites/default/files/delitos-impacto/hurto_motocicletas_2018_0.xlsx</text:span></text:a></text:p>
      <text:p text:style-name="Normal">Hurtos a entidades comerciales</text:p>
      <text:p text:style-name="Normal"><text:a xlink:href="https://www.policia.gov.co/sites/default/files/delitos-impacto/Hurto%20a%20comercio2024_0.xlsx" office:target-frame-name="_top" xlink:show="replace"><text:span text:style-name="Hipervínculo">https://www.policia.gov.co/sites/default/files/delitos-impacto/Hurto%20a%20comercio2024_0.xlsx</text:span></text:a></text:p>
      <text:p text:style-name="Normal"><text:a xlink:href="https://www.policia.gov.co/sites/default/files/delitos-impacto/hurto%20a%20comercio..._0.xlsx" office:target-frame-name="_top" xlink:show="replace"><text:span text:style-name="Hipervínculo">https://www.policia.gov.co/sites/default/files/delitos-impacto/hurto%20a%20comercio..._0.xlsx</text:span></text:a></text:p>
      <text:p text:style-name="Normal"><text:a xlink:href="https://www.policia.gov.co/sites/default/files/delitos-impacto/hurto_a_comercio_11.xls" office:target-frame-name="_top" xlink:show="replace"><text:span text:style-name="Hipervínculo">https://www.policia.gov.co/sites/default/files/delitos-impacto/hurto_a_comercio_11.xls</text:span></text:a></text:p>
      <text:p text:style-name="Normal"><text:a xlink:href="https://www.policia.gov.co/sites/default/files/delitos-impacto/hurto_a_comercio_9.xls" office:target-frame-name="_top" xlink:show="replace"><text:span text:style-name="Hipervínculo">https://www.policia.gov.co/sites/default/files/delitos-impacto/hurto_a_comercio_9.xls</text:span></text:a></text:p>
      <text:p text:style-name="Normal"><text:a xlink:href="https://www.policia.gov.co/sites/default/files/delitos-impacto/hurto_a_comercio_2020.xls" office:target-frame-name="_top" xlink:show="replace"><text:span text:style-name="Hipervínculo">https://www.policia.gov.co/sites/default/files/delitos-impacto/hurto_a_comercio_2020.xls</text:span></text:a></text:p>
      <text:p text:style-name="Normal"><text:a xlink:href="https://www.policia.gov.co/sites/default/files/delitos-impacto/hurto_a_comercio_2019_0.xlsx" office:target-frame-name="_top" xlink:show="replace"><text:span text:style-name="Hipervínculo">https://www.policia.gov.co/sites/default/files/delitos-impacto/hurto_a_comercio_2019_0.xlsx</text:span></text:a></text:p>
      <text:p text:style-name="Normal"><text:a xlink:href="https://www.policia.gov.co/sites/default/files/delitos-impacto/hurto_a_comercio_2018_1.xlsx" office:target-frame-name="_top" xlink:show="replace"><text:span text:style-name="Hipervínculo">https://www.policia.gov.co/sites/default/files/delitos-impacto/hurto_a_comercio_2018_1.xlsx</text:span></text:a></text:p>
      <text:p text:style-name="Normal"><text:a xlink:href="https://www.policia.gov.co/sites/default/files/delitos-impacto/hurto_motocicletas_2018_0.xlsx" office:target-frame-name="_top" xlink:show="replace"><text:span text:style-name="Hipervínculo">https://www.policia.gov.co/sites/default/files/delitos-impacto/hurto_motocicletas_2018_0.xlsx</text:span></text:a></text:p>
      <text:p text:style-name="Normal">Hurtos a entidades financieras</text:p>
      <text:p text:style-name="Normal"><text:a xlink:href="https://www.policia.gov.co/sites/default/files/delitos-impacto/Hurto%20a%20entidades%20Financieras2024_0.xlsx" office:target-frame-name="_top" xlink:show="replace"><text:span text:style-name="Hipervínculo">https://www.policia.gov.co/sites/default/files/delitos-impacto/Hurto%20a%20entidades%20Financieras2024_0.xlsx</text:span></text:a></text:p>
      <text:p text:style-name="Normal"><text:a xlink:href="https://www.policia.gov.co/sites/default/files/delitos-impacto/hurto%20entidades%20financieras.xlsx" office:target-frame-name="_top" xlink:show="replace"><text:span text:style-name="Hipervínculo">https://www.policia.gov.co/sites/default/files/delitos-impacto/hurto%20entidades%20financieras.xlsx</text:span></text:a></text:p>
      <text:p text:style-name="Normal"><text:a xlink:href="https://www.policia.gov.co/sites/default/files/delitos-impacto/hurto_entidades_financieras_11.xls" office:target-frame-name="_top" xlink:show="replace"><text:span text:style-name="Hipervínculo">https://www.policia.gov.co/sites/default/files/delitos-impacto/hurto_entidades_financieras_11.xls</text:span></text:a></text:p>
      <text:p text:style-name="Normal"><text:a xlink:href="https://www.policia.gov.co/sites/default/files/delitos-impacto/hurto_entidades_financieras_9.xls" office:target-frame-name="_top" xlink:show="replace"><text:span text:style-name="Hipervínculo">https://www.policia.gov.co/sites/default/files/delitos-impacto/hurto_entidades_financieras_9.xls</text:span></text:a></text:p>
      <text:p text:style-name="Normal"><text:a xlink:href="https://www.policia.gov.co/sites/default/files/delitos-impacto/hurto_entidades_financieras_2020.xls" office:target-frame-name="_top" xlink:show="replace"><text:span text:style-name="Hipervínculo">https://www.policia.gov.co/sites/default/files/delitos-impacto/hurto_entidades_financieras_2020.xls</text:span></text:a></text:p>
      <text:p text:style-name="Normal"><text:a xlink:href="https://www.policia.gov.co/sites/default/files/delitos-impacto/hurto_a_entidades_financieras_2019_3.xlsx" office:target-frame-name="_top" xlink:show="replace"><text:span text:style-name="Hipervínculo">https://www.policia.gov.co/sites/default/files/delitos-impacto/hurto_a_entidades_financieras_2019_3.xlsx</text:span></text:a></text:p>
      <text:p text:style-name="Normal"><text:a xlink:href="https://www.policia.gov.co/sites/default/files/delitos-impacto/hurto_a_entidades_financieras_2018_0.xlsx" office:target-frame-name="_top" xlink:show="replace"><text:span text:style-name="Hipervínculo">https://www.policia.gov.co/sites/default/files/delitos-impacto/hurto_a_entidades_financieras_2018_0.xlsx</text:span></text:a></text:p>
      <text:p text:style-name="Normal"><text:a xlink:href="https://www.policia.gov.co/sites/default/files/delitos-impacto/hurto_a_entidades_financieras_2018_3.xlsx" office:target-frame-name="_top" xlink:show="replace"><text:span text:style-name="Hipervínculo">https://www.policia.gov.co/sites/default/files/delitos-impacto/hurto_a_entidades_financieras_2018_3.xlsx</text:span></text:a></text:p>
      <text:p text:style-name="Normal">Lesiones en accidentes de tránsito</text:p>
      <text:p text:style-name="Normal"><text:a xlink:href="https://www.policia.gov.co/sites/default/files/delitos-impacto/Lesiones%20en%20accidente%20de%20tr%C3%A1nsito2024_2.xlsx" office:target-frame-name="_top" xlink:show="replace"><text:span text:style-name="Hipervínculo">https://www.policia.gov.co/sites/default/files/delitos-impacto/Lesiones%20en%20accidente%20de%20tr%C3%A1nsito2024_2.xlsx</text:span></text:a></text:p>
      <text:p text:style-name="Normal"><text:a xlink:href="https://www.policia.gov.co/sites/default/files/delitos-impacto/lesiones%20en%20accidente%20de%20transito....xlsx" office:target-frame-name="_top" xlink:show="replace"><text:span text:style-name="Hipervínculo">https://www.policia.gov.co/sites/default/files/delitos-impacto/lesiones%20en%20accidente%20de%20transito....xlsx</text:span></text:a></text:p>
      <text:p text:style-name="Normal"><text:a xlink:href="https://www.policia.gov.co/sites/default/files/delitos-impacto/lesiones_en_accidente_de_transito_7.xlsx" office:target-frame-name="_top" xlink:show="replace"><text:span text:style-name="Hipervínculo">https://www.policia.gov.co/sites/default/files/delitos-impacto/lesiones_en_accidente_de_transito_7.xlsx</text:span></text:a></text:p>
      <text:p text:style-name="Normal"><text:a xlink:href="https://www.policia.gov.co/sites/default/files/delitos-impacto/lesiones_en_accidente_de_transito_5.xls" office:target-frame-name="_top" xlink:show="replace"><text:span text:style-name="Hipervínculo">https://www.policia.gov.co/sites/default/files/delitos-impacto/lesiones_en_accidente_de_transito_5.xls</text:span></text:a></text:p>
      <text:p text:style-name="Normal"><text:a xlink:href="https://www.policia.gov.co/sites/default/files/delitos-impacto/lesiones_en_accidente_de_transito_2020_1.xls" office:target-frame-name="_top" xlink:show="replace"><text:span text:style-name="Hipervínculo">https://www.policia.gov.co/sites/default/files/delitos-impacto/lesiones_en_accidente_de_transito_2020_1.xls</text:span></text:a></text:p>
      <text:p text:style-name="Normal"><text:a xlink:href="https://www.policia.gov.co/sites/default/files/delitos-impacto/lesiones_en_accidente_de_transito_2019_0.xlsx" office:target-frame-name="_top" xlink:show="replace"><text:span text:style-name="Hipervínculo">https://www.policia.gov.co/sites/default/files/delitos-impacto/lesiones_en_accidente_de_transito_2019_0.xlsx</text:span></text:a></text:p>
      <text:p text:style-name="Normal"><text:a xlink:href="https://www.policia.gov.co/sites/default/files/delitos-impacto/lesiones_en_accidente_de_transito_2018_1.xlsx" office:target-frame-name="_top" xlink:show="replace"><text:span text:style-name="Hipervínculo">https://www.policia.gov.co/sites/default/files/delitos-impacto/lesiones_en_accidente_de_transito_2018_1.xlsx</text:span></text:a></text:p>
      <text:p text:style-name="Normal"><text:a xlink:href="https://www.policia.gov.co/sites/default/files/delitos-impacto/lesiones_en_accidente_de_transito_2018_0.xlsx" office:target-frame-name="_top" xlink:show="replace"><text:span text:style-name="Hipervínculo">https://www.policia.gov.co/sites/default/files/delitos-impacto/lesiones_en_accidente_de_transito_2018_0.xlsx</text:span></text:a></text:p>
      <text:p text:style-name="Normal">LESIONES<text:s/>PERSONALES</text:p>
      <text:p text:style-name="Normal"><text:a xlink:href="https://www.policia.gov.co/sites/default/files/delitos-impacto/Lesiones%20personales2024_0.xlsx" office:target-frame-name="_top" xlink:show="replace"><text:span text:style-name="Hipervínculo">https://www.policia.gov.co/sites/default/files/delitos-impacto/Lesiones%20personales2024_0.xlsx</text:span></text:a></text:p>
      <text:p text:style-name="Normal"><text:a xlink:href="https://www.policia.gov.co/sites/default/files/delitos-impacto/lesiones%20personales..._0.xlsx" office:target-frame-name="_top" xlink:show="replace"><text:span text:style-name="Hipervínculo">https://www.policia.gov.co/sites/default/files/delitos-impacto/lesiones%20personales..._0.xlsx</text:span></text:a></text:p>
      <text:p text:style-name="Normal"><text:a xlink:href="https://www.policia.gov.co/sites/default/files/delitos-impacto/lesiones_personales_0.xlsx" office:target-frame-name="_top" xlink:show="replace"><text:span text:style-name="Hipervínculo">https://www.policia.gov.co/sites/default/files/delitos-impacto/lesiones_personales_0.xlsx</text:span></text:a></text:p>
      <text:p text:style-name="Normal"><text:a xlink:href="https://www.policia.gov.co/sites/default/files/delitos-impacto/lesiones_personales_5.xls" office:target-frame-name="_top" xlink:show="replace"><text:span text:style-name="Hipervínculo">https://www.policia.gov.co/sites/default/files/delitos-impacto/lesiones_personales_5.xls</text:span></text:a></text:p>
      <text:p text:style-name="Normal"><text:a xlink:href="https://www.policia.gov.co/sites/default/files/delitos-impacto/lesiones_personales_2020.xlsx" office:target-frame-name="_top" xlink:show="replace"><text:span text:style-name="Hipervínculo">https://www.policia.gov.co/sites/default/files/delitos-impacto/lesiones_personales_2020.xlsx</text:span></text:a></text:p>
      <text:p text:style-name="Normal"><text:a xlink:href="https://www.policia.gov.co/sites/default/files/delitos-impacto/lesiones_personales_2019_0.xlsx" office:target-frame-name="_top" xlink:show="replace"><text:span text:style-name="Hipervínculo">https://www.policia.gov.co/sites/default/files/delitos-impacto/lesiones_personales_2019_0.xlsx</text:span></text:a></text:p>
      <text:p text:style-name="Normal"><text:a xlink:href="https://www.policia.gov.co/sites/default/files/delitos-impacto/lesiones_personales_2018_0.xlsx" office:target-frame-name="_top" xlink:show="replace"><text:span text:style-name="Hipervínculo">https://www.policia.gov.co/sites/default/files/delitos-impacto/lesiones_personales_2018_0.xlsx</text:span></text:a></text:p>
      <text:p text:style-name="Normal">Piratería terrestre</text:p>
      <text:p text:style-name="Normal"><text:a xlink:href="https://www.policia.gov.co/sites/default/files/delitos-impacto/Hurto%20pirater%C3%ADa%20terrestre2024_0.xlsx" office:target-frame-name="_top" xlink:show="replace"><text:span text:style-name="Hipervínculo">https://www.policia.gov.co/sites/default/files/delitos-impacto/Hurto%20pirater%C3%ADa%20terrestre2024_0.xlsx</text:span></text:a></text:p>
      <text:p text:style-name="Normal"><text:a xlink:href="https://www.policia.gov.co/sites/default/files/delitos-impacto/hurto%20pirateria%20terrestre_1.xlsx" office:target-frame-name="_top" xlink:show="replace"><text:span text:style-name="Hipervínculo">https://www.policia.gov.co/sites/default/files/delitos-impacto/hurto%20pirateria%20terrestre_1.xlsx</text:span></text:a></text:p>
      <text:p text:style-name="Normal"><text:a xlink:href="https://www.policia.gov.co/sites/default/files/delitos-impacto/hurto_a_pirateria_terrestre_11.xls" office:target-frame-name="_top" xlink:show="replace"><text:span text:style-name="Hipervínculo">https://www.policia.gov.co/sites/default/files/delitos-impacto/hurto_a_pirateria_terrestre_11.xls</text:span></text:a></text:p>
      <text:p text:style-name="Normal"><text:a xlink:href="https://www.policia.gov.co/sites/default/files/delitos-impacto/hurto_a_pirateria_terrestre_9.xls" office:target-frame-name="_top" xlink:show="replace"><text:span text:style-name="Hipervínculo">https://www.policia.gov.co/sites/default/files/delitos-impacto/hurto_a_pirateria_terrestre_9.xls</text:span></text:a></text:p>
      <text:p text:style-name="Normal"><text:a xlink:href="https://www.policia.gov.co/sites/default/files/delitos-impacto/pirateria_terrestre_2020_1.xls" office:target-frame-name="_top" xlink:show="replace"><text:span text:style-name="Hipervínculo">https://www.policia.gov.co/sites/default/files/delitos-impacto/pirateria_terrestre_2020_1.xls</text:span></text:a></text:p>
      <text:p text:style-name="Normal"><text:a xlink:href="https://www.policia.gov.co/sites/default/files/delitos-impacto/hurto_entidades_financieras_2020_0.xls" office:target-frame-name="_top" xlink:show="replace"><text:span text:style-name="Hipervínculo">https://www.policia.gov.co/sites/default/files/delitos-impacto/hurto_entidades_financieras_2020_0.xls</text:span></text:a></text:p>
      <text:p text:style-name="Normal"><text:a xlink:href="https://www.policia.gov.co/sites/default/files/delitos-impacto/pirateria_terrestre_2019_3.xlsx" office:target-frame-name="_top" xlink:show="replace"><text:span text:style-name="Hipervínculo">https://www.policia.gov.co/sites/default/files/delitos-impacto/pirateria_terrestre_2019_3.xlsx</text:span></text:a></text:p>
      <text:p text:style-name="Normal"><text:a xlink:href="https://www.policia.gov.co/sites/default/files/delitos-impacto/pirateria_terrestre_2018_2.xlsx" office:target-frame-name="_top" xlink:show="replace"><text:span text:style-name="Hipervínculo">https://www.policia.gov.co/sites/default/files/delitos-impacto/pirateria_terrestre_2018_2.xlsx</text:span></text:a></text:p>
      <text:p text:style-name="Normal"><text:a xlink:href="https://www.policia.gov.co/sites/default/files/delitos-impacto/pirateria_terrestre_2018_1.xlsx" office:target-frame-name="_top" xlink:show="replace"><text:span text:style-name="Hipervínculo">https://www.policia.gov.co/sites/default/files/delitos-impacto/pirateria_terrestre_2018_1.xlsx</text:span></text:a></text:p>
      <text:p text:style-name="Normal">Secuestro</text:p>
      <text:p text:style-name="Normal"><text:a xlink:href="https://www.policia.gov.co/sites/default/files/delitos-impacto/Secuestro2024_0.xlsx" office:target-frame-name="_top" xlink:show="replace"><text:span text:style-name="Hipervínculo">https://www.policia.gov.co/sites/default/files/delitos-impacto/Secuestro2024_0.xlsx</text:span></text:a></text:p>
      <text:p text:style-name="Normal"><text:a xlink:href="https://www.policia.gov.co/sites/default/files/delitos-impacto/secuestro..._0.xlsx" office:target-frame-name="_top" xlink:show="replace"><text:span text:style-name="Hipervínculo">https://www.policia.gov.co/sites/default/files/delitos-impacto/secuestro..._0.xlsx</text:span></text:a></text:p>
      <text:p text:style-name="Normal"><text:a xlink:href="https://www.policia.gov.co/sites/default/files/delitos-impacto/secuestro_11.xls" office:target-frame-name="_top" xlink:show="replace"><text:span text:style-name="Hipervínculo">https://www.policia.gov.co/sites/default/files/delitos-impacto/secuestro_11.xls</text:span></text:a></text:p>
      <text:p text:style-name="Normal"><text:a xlink:href="https://www.policia.gov.co/sites/default/files/delitos-impacto/secuestro_9.xls" office:target-frame-name="_top" xlink:show="replace"><text:span text:style-name="Hipervínculo">https://www.policia.gov.co/sites/default/files/delitos-impacto/secuestro_9.xls</text:span></text:a></text:p>
      <text:p text:style-name="Normal"><text:a xlink:href="https://www.policia.gov.co/sites/default/files/delitos-impacto/secuestro_2020.xls" office:target-frame-name="_top" xlink:show="replace"><text:span text:style-name="Hipervínculo">https://www.policia.gov.co/sites/default/files/delitos-impacto/secuestro_2020.xls</text:span></text:a></text:p>
      <text:p text:style-name="Normal"><text:a xlink:href="https://www.policia.gov.co/sites/default/files/delitos-impacto/secuestro_2019_3.xlsx" office:target-frame-name="_top" xlink:show="replace"><text:span text:style-name="Hipervínculo">https://www.policia.gov.co/sites/default/files/delitos-impacto/secuestro_2019_3.xlsx</text:span></text:a></text:p>
      <text:p text:style-name="Normal"><text:a xlink:href="https://www.policia.gov.co/sites/default/files/delitos-impacto/secuestro_2018_3.xlsx" office:target-frame-name="_top" xlink:show="replace"><text:span text:style-name="Hipervínculo">https://www.policia.gov.co/sites/default/files/delitos-impacto/secuestro_2018_3.xlsx</text:span></text:a></text:p>
      <text:p text:style-name="Normal"><text:a xlink:href="https://www.policia.gov.co/sites/default/files/delitos-impacto/secuestro_2018_2.xlsx" office:target-frame-name="_top" xlink:show="replace"><text:span text:style-name="Hipervínculo">https://www.policia.gov.co/sites/default/files/delitos-impacto/secuestro_2018_2.xlsx</text:span></text:a></text:p>
      <text:p text:style-name="Normal">Terrorismo</text:p>
      <text:p text:style-name="Normal"><text:a xlink:href="https://www.policia.gov.co/sites/default/files/delitos-impacto/Terrorismo2024_0.xlsx" office:target-frame-name="_top" xlink:show="replace"><text:span text:style-name="Hipervínculo">https://www.policia.gov.co/sites/default/files/delitos-impacto/Terrorismo2024_0.xlsx</text:span></text:a></text:p>
      <text:p text:style-name="Normal"><text:a xlink:href="https://www.policia.gov.co/sites/default/files/delitos-impacto/terrorismo_4.xlsx" office:target-frame-name="_top" xlink:show="replace"><text:span text:style-name="Hipervínculo">https://www.policia.gov.co/sites/default/files/delitos-impacto/terrorismo_4.xlsx</text:span></text:a></text:p>
      <text:p text:style-name="Normal"><text:a xlink:href="https://www.policia.gov.co/sites/default/files/delitos-impacto/terrorismo_11.xls" office:target-frame-name="_top" xlink:show="replace"><text:span text:style-name="Hipervínculo">https://www.policia.gov.co/sites/default/files/delitos-impacto/terrorismo_11.xls</text:span></text:a></text:p>
      <text:p text:style-name="Normal"><text:a xlink:href="https://www.policia.gov.co/sites/default/files/delitos-impacto/terrorismo_9.xls" office:target-frame-name="_top" xlink:show="replace"><text:span text:style-name="Hipervínculo">https://www.policia.gov.co/sites/default/files/delitos-impacto/terrorismo_9.xls</text:span></text:a></text:p>
      <text:p text:style-name="Normal"><text:a xlink:href="https://www.policia.gov.co/sites/default/files/delitos-impacto/terrorismo_2020_1.xls" office:target-frame-name="_top" xlink:show="replace"><text:span text:style-name="Hipervínculo">https://www.policia.gov.co/sites/default/files/delitos-impacto/terrorismo_2020_1.xls</text:span></text:a></text:p>
      <text:p text:style-name="Normal"><text:a xlink:href="https://www.policia.gov.co/sites/default/files/delitos-impacto/terrorismo_2020_0.xls" office:target-frame-name="_top" xlink:show="replace"><text:span text:style-name="Hipervínculo">https://www.policia.gov.co/sites/default/files/delitos-impacto/terrorismo_2020_0.xls</text:span></text:a></text:p>
      <text:p text:style-name="Normal"><text:a xlink:href="https://www.policia.gov.co/sites/default/files/delitos-impacto/terrorismo_2019_2.xlsx" office:target-frame-name="_top" xlink:show="replace"><text:span text:style-name="Hipervínculo">https://www.policia.gov.co/sites/default/files/delitos-impacto/terrorismo_2019_2.xlsx</text:span></text:a></text:p>
      <text:p text:style-name="Normal"><text:a xlink:href="https://www.policia.gov.co/sites/default/files/delitos-impacto/terrorismo_2018_2.xlsx" office:target-frame-name="_top" xlink:show="replace"><text:span text:style-name="Hipervínculo">https://www.policia.gov.co/sites/default/files/delitos-impacto/terrorismo_2018_2.xlsx</text:span></text:a></text:p>
      <text:p text:style-name="Normal"><text:a xlink:href="https://www.policia.gov.co/sites/default/files/delitos-impacto/terrorismo_2018_0.xlsx" office:target-frame-name="_top" xlink:show="replace"><text:span text:style-name="Hipervínculo">https://www.policia.gov.co/sites/default/files/delitos-impacto/terrorismo_2018_0.xlsx</text:span></text:a></text:p>
      <text:p text:style-name="Normal">Violencia intrafamiliar</text:p>
      <text:p text:style-name="Normal"><text:a xlink:href="https://www.policia.gov.co/sites/default/files/delitos-impacto/Violencia%20intrafamiliar2024_0.xlsx" office:target-frame-name="_top" xlink:show="replace"><text:span text:style-name="Hipervínculo">https://www.policia.gov.co/sites/default/files/delitos-impacto/Violencia%20intrafamiliar2024_0.xlsx</text:span></text:a></text:p>
      <text:p text:style-name="Normal"><text:a xlink:href="https://www.policia.gov.co/sites/default/files/delitos-impacto/violencia%20intrafamiliar....xlsx" office:target-frame-name="_top" xlink:show="replace"><text:span text:style-name="Hipervínculo">https://www.policia.gov.co/sites/default/files/delitos-impacto/violencia%20intrafamiliar....xlsx</text:span></text:a></text:p>
      <text:p text:style-name="Normal"><text:a xlink:href="https://www.policia.gov.co/sites/default/files/delitos-impacto/violencia_intrafamiliar_12.xls" office:target-frame-name="_top" xlink:show="replace"><text:span text:style-name="Hipervínculo">https://www.policia.gov.co/sites/default/files/delitos-impacto/violencia_intrafamiliar_12.xls</text:span></text:a></text:p>
      <text:p text:style-name="Normal"><text:a xlink:href="https://www.policia.gov.co/sites/default/files/delitos-impacto/violencia_intrafamiliar_10.xls" office:target-frame-name="_top" xlink:show="replace"><text:span text:style-name="Hipervínculo">https://www.policia.gov.co/sites/default/files/delitos-impacto/violencia_intrafamiliar_10.xls</text:span></text:a></text:p>
      <text:p text:style-name="Normal"><text:a xlink:href="https://www.policia.gov.co/sites/default/files/delitos-impacto/violencia_intrafamiliar_2020.xls_0.xlsx" office:target-frame-name="_top" xlink:show="replace"><text:span text:style-name="Hipervínculo">https://www.policia.gov.co/sites/default/files/delitos-impacto/violencia_intrafamiliar_2020.xls_0.xlsx</text:span></text:a></text:p>
      <text:p text:style-name="Normal"><text:a xlink:href="https://www.policia.gov.co/sites/default/files/delitos-impacto/violencia_intrafamiliar_2019_0.xlsx" office:target-frame-name="_top" xlink:show="replace"><text:span text:style-name="Hipervínculo">https://www.policia.gov.co/sites/default/files/delitos-impacto/violencia_intrafamiliar_2019_0.xlsx</text:span></text:a></text:p>
      <text:p text:style-name="Normal"><text:a xlink:href="https://www.policia.gov.co/sites/default/files/delitos-impacto/violencia_intrafamiliar_2018_1.xlsx" office:target-frame-name="_top" xlink:show="replace"><text:span text:style-name="Hipervínculo">https://www.policia.gov.co/sites/default/files/delitos-impacto/violencia_intrafamiliar_2018_1.xlsx</text:span></text:a></text:p>
      <text:p text:style-name="Normal"><text:a xlink:href="https://www.policia.gov.co/sites/default/files/delitos-impacto/violencia_intrafamiliar_2018_0.xlsx" office:target-frame-name="_top" xlink:show="replace"><text:span text:style-name="Hipervínculo">https://www.policia.gov.co/sites/default/files/delitos-impacto/violencia_intrafamiliar_2018_0.xlsx</text:span></text:a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evin Andres Baracaldo Silva</meta:initial-creator>
    <dc:creator>Kevin Andres Baracaldo Silva</dc:creator>
    <meta:creation-date>2025-08-31T02:01:00Z</meta:creation-date>
    <dc:date>2025-08-31T17:21:00Z</dc:date>
    <meta:template xlink:href="Normal" xlink:type="simple"/>
    <meta:editing-cycles>1</meta:editing-cycles>
    <meta:editing-duration>PT55200S</meta:editing-duration>
    <meta:document-statistic meta:page-count="9" meta:paragraph-count="55" meta:word-count="4282" meta:character-count="27781" meta:row-count="196" meta:non-whitespace-character-count="23554"/>
  </office:meta>
</office:document-meta>
</file>